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JCacheOperation.get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InvocationParameterImpl.getParameter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CacheOperation.createExceptionTypeFilter( Class &lt; ? extends Throwable &gt; [ ] includes , Class &lt; ? extends Throwable &gt; [ ] exclu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ParameterDetail.is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InvocationParameterImpl.get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CacheOperation.getCach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CacheOperation.getCach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CacheOperation.getCach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CacheOperation.getAllParameters( Object ... valu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JCacheOperation.initializeAllParameterDetails( Method 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cheParameterDetail.toCacheInvocationParameter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CacheOperation.getOperation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cheParameterDetail.is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InvocationParameterImpl.getRaw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CacheOperation.getCache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InvocationParameterImpl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CacheOpera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CacheOperation.AbstractJCacheOperation( CacheMethodDetails &lt; A &gt; methodDetails , CacheResolver cache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cheParameterDetail.CacheParameterDetail( Method method , int parameterPosi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JCacheOperation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InvocationParameterImpl.CacheInvocationParameterImpl( CacheParameterDetail detail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ParameterDetail.getParameter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